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RouteIntegrationTests.parentVariable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Handler.pattern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stedRouteIntegrationTests.baz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Handler.matchingPattern( Server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RouteIntegrationTests.variable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RouteIntegrationTests.removeFailedPathVariablesAnd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RouteIntegrationTests.removeFailedNestedPathVariables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RouteIntegrationTests.bar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RouteIntegrationTests.router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stedHandler.variables( Server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